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p text:style-name="P5"/>
      <text:p text:style-name="P24"><text:span text:style-name="T8">БДКГ-22 зав. № <text:s/></text:span><text:span text:style-name="T3">$allSerial</text:span></text:p>
      <text:p text:style-name="P23"><text:span text:style-name="T18">принадлежащего<text:tab/></text:span><text:span text:style-name="T19"><text:tab/></text:span></text:p>
      <text:p text:style-name="P26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7">МП. МН-</text:span><text:span text:style-name="T26">854</text:span><text:span text:style-name="T27">-200</text:span><text:span text:style-name="T26">0</text:span></text:p>
      <text:p text:style-name="P18"><text:span text:style-name="T6">1. С</text:span>редства <text:span text:style-name="T6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</text:span><text:span text:style-name="T6">3</text:span><text:span text:style-name="T1">0</text:span>;</text:p>
      <text:p text:style-name="P12"><text:span text:style-name="T4">б</text:span><text:span text:style-name="T5">)<text:tab/></text:span><text:span text:style-name="T4">Оборудование</text:span><text:span text:style-name="T5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9">- контроль работоспособности<text:tab/></text:p>
      <text:p text:style-name="P11"><text:span text:style-name="T6">б</text:span>)<text:tab/>Проверка допускаемой основной относительной погрешности измерения мощности дозы измерителя с БДКГ–<text:span text:style-name="T6">22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6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7">H</text:span><text:span text:style-name="T12">1</text:span></text:p>
          </table:table-cell>
          <table:table-cell table:style-name="t1.D3" office:value-type="string">
            <text:p text:style-name="P20"><text:span text:style-name="T2">H</text:span><text:span text:style-name="T12">2</text:span></text:p>
          </table:table-cell>
          <table:table-cell table:style-name="t1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6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2.B2" table:number-rows-spanned="3" office:value-type="string">
            <text:p text:style-name="P15">Номер источ-ника</text:p>
          </table:table-cell>
          <table:table-cell table:style-name="t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7">H</text:span><text:span text:style-name="T12">1</text:span></text:p>
          </table:table-cell>
          <table:table-cell table:style-name="t2.D3" office:value-type="string">
            <text:p text:style-name="P20"><text:span text:style-name="T2">H</text:span><text:span text:style-name="T12">2</text:span></text:p>
          </table:table-cell>
          <table:table-cell table:style-name="t2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6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3.B2" table:number-rows-spanned="3" office:value-type="string">
            <text:p text:style-name="P15">Номер источ-ника</text:p>
          </table:table-cell>
          <table:table-cell table:style-name="t3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7">H</text:span><text:span text:style-name="T12">1</text:span></text:p>
          </table:table-cell>
          <table:table-cell table:style-name="t3.D3" office:value-type="string">
            <text:p text:style-name="P20"><text:span text:style-name="T2">H</text:span><text:span text:style-name="T12">2</text:span></text:p>
          </table:table-cell>
          <table:table-cell table:style-name="t3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6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4.B2" table:number-rows-spanned="3" office:value-type="string">
            <text:p text:style-name="P15">Номер источ-ника</text:p>
          </table:table-cell>
          <table:table-cell table:style-name="t4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7">H</text:span><text:span text:style-name="T12">1</text:span></text:p>
          </table:table-cell>
          <table:table-cell table:style-name="t4.D3" office:value-type="string">
            <text:p text:style-name="P20"><text:span text:style-name="T2">H</text:span><text:span text:style-name="T12">2</text:span></text:p>
          </table:table-cell>
          <table:table-cell table:style-name="t4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6">гамма-излучения БДКГ-2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5.B2" table:number-rows-spanned="3" office:value-type="string">
            <text:p text:style-name="P15">Номер источ-ника</text:p>
          </table:table-cell>
          <table:table-cell table:style-name="t5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7">H</text:span><text:span text:style-name="T12">1</text:span></text:p>
          </table:table-cell>
          <table:table-cell table:style-name="t5.D3" office:value-type="string">
            <text:p text:style-name="P20"><text:span text:style-name="T2">H</text:span><text:span text:style-name="T12">2</text:span></text:p>
          </table:table-cell>
          <table:table-cell table:style-name="t5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Блок детектирования <text:span text:style-name="T6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6.B2" table:number-rows-spanned="3" office:value-type="string">
            <text:p text:style-name="P15">Номер источ-ника</text:p>
          </table:table-cell>
          <table:table-cell table:style-name="t6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7">H</text:span><text:span text:style-name="T12">1</text:span></text:p>
          </table:table-cell>
          <table:table-cell table:style-name="t6.D3" office:value-type="string">
            <text:p text:style-name="P20"><text:span text:style-name="T2">H</text:span><text:span text:style-name="T12">2</text:span></text:p>
          </table:table-cell>
          <table:table-cell table:style-name="t6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6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7.B2" table:number-rows-spanned="3" office:value-type="string">
            <text:p text:style-name="P15">Номер источ-ника</text:p>
          </table:table-cell>
          <table:table-cell table:style-name="t7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7">H</text:span><text:span text:style-name="T12">1</text:span></text:p>
          </table:table-cell>
          <table:table-cell table:style-name="t7.D3" office:value-type="string">
            <text:p text:style-name="P20"><text:span text:style-name="T2">H</text:span><text:span text:style-name="T12">2</text:span></text:p>
          </table:table-cell>
          <table:table-cell table:style-name="t7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6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8.B2" table:number-rows-spanned="3" office:value-type="string">
            <text:p text:style-name="P15">Номер источ-ника</text:p>
          </table:table-cell>
          <table:table-cell table:style-name="t8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7">H</text:span><text:span text:style-name="T12">1</text:span></text:p>
          </table:table-cell>
          <table:table-cell table:style-name="t8.D3" office:value-type="string">
            <text:p text:style-name="P20"><text:span text:style-name="T2">H</text:span><text:span text:style-name="T12">2</text:span></text:p>
          </table:table-cell>
          <table:table-cell table:style-name="t8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6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9.B2" table:number-rows-spanned="3" office:value-type="string">
            <text:p text:style-name="P15">Номер источ-ника</text:p>
          </table:table-cell>
          <table:table-cell table:style-name="t9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7">H</text:span><text:span text:style-name="T12">1</text:span></text:p>
          </table:table-cell>
          <table:table-cell table:style-name="t9.D3" office:value-type="string">
            <text:p text:style-name="P20"><text:span text:style-name="T2">H</text:span><text:span text:style-name="T12">2</text:span></text:p>
          </table:table-cell>
          <table:table-cell table:style-name="t9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6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0.B2" table:number-rows-spanned="3" office:value-type="string">
            <text:p text:style-name="P15">Номер источ-ника</text:p>
          </table:table-cell>
          <table:table-cell table:style-name="t10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7">H</text:span><text:span text:style-name="T12">1</text:span></text:p>
          </table:table-cell>
          <table:table-cell table:style-name="t10.D3" office:value-type="string">
            <text:p text:style-name="P20"><text:span text:style-name="T2">H</text:span><text:span text:style-name="T12">2</text:span></text:p>
          </table:table-cell>
          <table:table-cell table:style-name="t10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1:12:03.98</dc:date>
    <meta:editing-duration>P3DT1H10M15S</meta:editing-duration>
    <meta:editing-cycles>305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560" meta:character-count="9515"/>
  </office:meta>
</office:document-meta>
</file>